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cc7" officeooo:paragraph-rsid="00196cc7"/>
    </style:style>
    <style:style style:name="P2" style:family="paragraph" style:parent-style-name="Standard">
      <style:text-properties officeooo:rsid="001a4fe2" officeooo:paragraph-rsid="001a4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PUT LOWONGAN PEKERJAAN ( OLEH HRD ) - mysdi</text:p>
      <text:p text:style-name="Standard"/>
      <text:p text:style-name="Standard"><text:tab/>1. JUDUL</text:p>
      <text:p text:style-name="Standard"><text:tab/>2. BAGIAN</text:p>
      <text:p text:style-name="Standard"><text:tab/>3. DESKRIPSI</text:p>
      <text:p text:style-name="Standard"><text:tab/>4. START DAN END DATE</text:p>
      <text:p text:style-name="Standard"><text:tab/>5. STATUS ( AKTIF / CLOSED ) </text:p>
      <text:p text:style-name="Standard"/>
      <text:p text:style-name="Standard">------------------------------------------------------------------------------------------------------------------------------------------</text:p>
      <text:p text:style-name="Standard">2. BUAT AKUN CALON PEGAWAI - Platform Baru karir.rsyarsi.co.id</text:p>
      <text:p text:style-name="Standard"/>
      <text:p text:style-name="Standard"><text:tab/>1. <text:s/>Buka website.</text:p>
      <text:p text:style-name="Standard"><text:tab/>2. LIST LOWONGAN DAN KLIK LAMAR. ( YANG MUNCUL YANG AKTIF ).</text:p>
      <text:p text:style-name="Standard"><text:tab/>3. BIKIN AKUN karir.rsyarsi.co.id</text:p>
      <text:p text:style-name="Standard"><text:tab/>4. Isi Biodata dan Upload file document CV.</text:p>
      <text:p text:style-name="Standard"><text:tab/>5. DIrect ke Data List Lowongan.</text:p>
      <text:p text:style-name="Standard"><text:tab/>6. klik Lamar.</text:p>
      <text:p text:style-name="Standard"><text:tab/></text:p>
      <text:p text:style-name="Standard">------------------------------------------------------------------------------------------------------------------------------------------</text:p>
      <text:p text:style-name="Standard">3. CHECK LAMARAN <text:s/>- DASHBOARD PELAMAR <text:s/>- Platform Baru karir.rsyarsi.co.id</text:p>
      <text:p text:style-name="Standard"><text:tab/>1. LOGIN.</text:p>
      <text:p text:style-name="Standard"><text:tab/>1. Ada List Data Lamaran yang di Submit ( Status : Review, Interview, diterima ).</text:p>
      <text:p text:style-name="Standard"><text:tab/>2. Tombol View ( Biodata, CV )</text:p>
      <text:p text:style-name="Standard"/>
      <text:p text:style-name="Standard"/>
      <text:p text:style-name="Standard">------------------------------------------------------------------------------------------------------------------------------------------</text:p>
      <text:p text:style-name="Standard">4. PROSES UNDANG INTERVIEW - mysdi</text:p>
      <text:p text:style-name="Standard"/>
      <text:p text:style-name="Standard"><text:tab/>1. LOGIN.</text:p>
      <text:p text:style-name="Standard"><text:tab/>2. LIHAT LIST PELAMAR ( ada tombol view Biodata, CV ).</text:p>
      <text:p text:style-name="Standard"><text:tab/>3. PILIH CANDIDAT CALON PEGAWAI, </text:p>
      <text:p text:style-name="Standard"><text:s text:c="27"/>MASUKAN JADWAL INTERVIEW, </text:p>
      <text:p text:style-name="Standard"><text:s text:c="27"/>kirim email calon dan status berubah jadi interview.</text:p>
      <text:p text:style-name="Standard"><text:tab/>4. Masukan Nama Penilai / Interviewer.</text:p>
      <text:p text:style-name="Standard"/>
      <text:p text:style-name="Standard">1 KANDIDAT CALON PEGAWAI 4 ORANG INTERVIEWER ( ADA 4 ROW DATA ) </text:p>
      <text:p text:style-name="Standard"><text:tab/>1. tgl 21/03/2024 - HRD - PENILAIAN</text:p>
      <text:p text:style-name="Standard"><text:tab/>2. tgl 21/03/2024 - MANAGER - PENILAIAN</text:p>
      <text:p text:style-name="Standard"><text:tab/>3. <text:s/>tgl 22/03/2024 - kabag - PENILAIAN</text:p>
      <text:p text:style-name="Standard"><text:tab/>4. <text:s text:c="2"/>tgl 23/03/2024 - SYARIAH - PENILAIAN</text:p>
      <text:p text:style-name="Standard"/>
      <text:p text:style-name="Standard">------------------------------------------------------------------------------------------------------------------------------------------</text:p>
      <text:p text:style-name="Standard">5. LIST DASHBOARD WAWANCARA - CALON PEGAWAI - mysdi</text:p>
      <text:p text:style-name="Standard"><text:tab/>1. tgl 21/03/2024 - KABAG - PENILAIAN - <text:s/>ditolak</text:p>
      <text:p text:style-name="Standard"><text:tab/>2. tgl 21/03/2024 - MANAGER - PENILAIAN</text:p>
      <text:p text:style-name="Standard"><text:tab/>3. <text:s/>tgl 22/03/2024 - SYARIAH - PENILAIAN</text:p>
      <text:p text:style-name="Standard"><text:tab/>4. <text:s text:c="2"/>tgl 23/03/2024 - HRD - PENILAIAN</text:p>
      <text:p text:style-name="Standard"><text:s/></text:p>
      <text:p text:style-name="Standard"><text:soft-page-break/>Proses Penilaian pada masing-masing bagian, statusnya tidak mempengaruhi status Lamar Calon Pegawai.</text:p>
      <text:p text:style-name="Standard">Perubaha Status Pelamar Calon Pegawai di Evaluasi dan di eksesusi oleh HRD.</text:p>
      <text:p text:style-name="Standard"/>
      <text:p text:style-name="Standard">------------------------------------------------------------------------------------------------------------------------------------------</text:p>
      <text:p text:style-name="Standard">5. PROSES INTERVIEW - mysdi</text:p>
      <text:p text:style-name="Standard"/>
      <text:p text:style-name="Standard"><text:tab/>1. HRD - ORANG 1</text:p>
      <text:p text:style-name="Standard"><text:tab/>2. MANAGER- ORANG 2</text:p>
      <text:p text:style-name="Standard"><text:tab/>3. KABAG- ORANG 3</text:p>
      <text:p text:style-name="Standard"><text:tab/>4. ISLAAMI- ORANG 4</text:p>
      <text:p text:style-name="Standard"/>
      <text:p text:style-name="Standard"><text:tab/>A. INPUT PENILAIAIN INTERVIEW.</text:p>
      <text:p text:style-name="Standard"><text:tab/>B. UPDATE STATUS ( terima , tolak 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===========================================</text:p>
      <text:p text:style-name="P1">1. Create job_vacancies ✅</text:p>
      <text:p text:style-name="P1">2. Create methnics ✅</text:p>
      <text:p text:style-name="P2">3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09:32:52.249571635</meta:creation-date>
    <dc:date>2024-03-24T21:28:24.547883297</dc:date>
    <meta:editing-duration>PT4H7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301" meta:character-count="2468" meta:non-whitespace-character-count="2116"/>
  </office:meta>
</office:document-meta>
</file>